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ля решения задачи автоматизации голосового бота на основе транскрибированных фраз клиентов с предсказанием кластеров по тексту и вероятностями можно провести следующие шаги:</text:p>
      <text:p text:style-name="Standard"/>
      <text:p text:style-name="Standard">1. Подготовка и Обработка Данных:</text:p>
      <text:p text:style-name="Standard"><text:s text:c="3"/>- Собрать и транскрибировать данные клиентов (аудиофайлы или текстовые транскрипты).</text:p>
      <text:p text:style-name="Standard"><text:s text:c="3"/>- Предобработать текст, провести лемматизацию, удалить стоп-слова и привести к стандартизированному виду.</text:p>
      <text:p text:style-name="Standard"/>
      <text:p text:style-name="Standard">2. Извлечение Признаков:</text:p>
      <text:p text:style-name="Standard"><text:s text:c="3"/>- Преобразовать обработанный текст в числовой вектор, используя методы, такие как TF-IDF или Word Embeddings.</text:p>
      <text:p text:style-name="Standard"/>
      <text:p text:style-name="Standard">3. Построение Модели Кластеризации:</text:p>
      <text:p text:style-name="Standard"><text:s text:c="3"/>- Применить алгоритм кластеризации, такой как K-means, DBSCAN или Hierarchical Clustering, чтобы разделить данные на группы.</text:p>
      <text:p text:style-name="Standard"><text:s text:c="3"/></text:p>
      <text:p text:style-name="Standard">4. Обучение Модели:</text:p>
      <text:p text:style-name="Standard"><text:s text:c="3"/>- Обучить модель кластеризации на подготовленных данных.</text:p>
      <text:p text:style-name="Standard"><text:s text:c="2"/></text:p>
      <text:p text:style-name="Standard">5. Предсказание кластеров:</text:p>
      <text:p text:style-name="Standard"><text:s text:c="3"/>- Для новых текстовых данных использовать обученную модель для предсказания принадлежности к кластерам с вероятностями.</text:p>
      <text:p text:style-name="Standard"/>
      <text:p text:style-name="Standard">6. Оценка и Тестирование:</text:p>
      <text:p text:style-name="Standard"><text:s text:c="3"/>- Оценить результаты работы модели на тестовой выборке с использованием метрик качества кластеризации.</text:p>
      <text:p text:style-name="Standard"><text:s text:c="3"/></text:p>
      <text:p text:style-name="Standard">7. Интеграция в Голосовой Бот:</text:p>
      <text:p text:style-name="Standard"><text:s text:c="3"/>- Реализовать функциональность в голосовом боте для обработки текстовых запросов и предсказания кластеров.</text:p>
      <text:p text:style-name="Standard"/>
      <text:p text:style-name="Standard">8. Тестирование и Доработка:</text:p>
      <text:p text:style-name="Standard"><text:s text:c="3"/>- Протестировать голосовой бот с функцией кластеризации на новых данных.</text:p>
      <text:p text:style-name="Standard"><text:s text:c="3"/>- Проанализировать результаты и провести доработки в случае необходимости.</text:p>
      <text:p text:style-name="Standard"/>
      <text:p text:style-name="Standard">9. Релиз и Масштабирование:</text:p>
      <text:p text:style-name="Standard"><text:s text:c="3"/>- Запустить голосового бота с функцией кластеризации в боевое использование.</text:p>
      <text:p text:style-name="Standard"><text:s text:c="3"/>- При необходимости, масштабировать решение для обработки большого объема транскрибированных фраз клиентов.</text:p>
      <text:p text:style-name="Standard"/>
      <text:p text:style-name="Standard">Это общий план решения для создания голосового бота на основе транскрибированных фраз клиентов с моделью, предсказывающей кластеры текста с вероятностями. Каждый этап требует детального рассмотрения и адаптации под специфику задачи и данны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22:47:19.875929174</meta:creation-date>
    <dc:date>2024-03-31T22:48:20.484698432</dc:date>
    <meta:editing-duration>PT1M2S</meta:editing-duration>
    <meta:editing-cycles>1</meta:editing-cycles>
    <meta:document-statistic meta:table-count="0" meta:image-count="0" meta:object-count="0" meta:page-count="1" meta:paragraph-count="26" meta:word-count="231" meta:character-count="1840" meta:non-whitespace-character-count="1588"/>
    <meta:generator>LibreOffice/7.3.7.2$Linux_X86_64 LibreOffice_project/30$Build-2</meta:generator>
  </office:meta>
</office:document-meta>
</file>